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text-properties fo:color="#f6f9d4" loext:opacity="100%" fo:font-size="36pt" style:font-size-asian="36pt" style:font-size-complex="36pt"/>
    </style:style>
    <style:style style:name="P6" style:family="paragraph">
      <style:text-properties fo:color="#f6f9d4" loext:opacity="100%"/>
    </style:style>
    <style:style style:name="P7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8" style:family="paragraph">
      <style:paragraph-properties fo:margin-top="0.42cm" fo:margin-bottom="0.35cm" style:writing-mode="lr-tb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loext:opacity="100%" fo:font-size="40pt" style:font-size-asian="40pt" style:font-size-complex="40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6f9d4" loext:opacity="100%"/>
    </style:style>
    <style:style style:name="T8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151cm" svg:x="1.4cm" svg:y="0.366cm" presentation:class="title" presentation:user-transformed="true">
          <draw:text-box>
            <text:p text:style-name="P1"><text:span text:style-name="T1">S.W.O.T. </text:span><text:span text:style-name="T2">Analysis of the Builder Design Pattern in C++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S Strengths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Flexibility: </text:p>
              <text:p text:style-name="P3"/>
              <text:p text:style-name="P3">Simplifies object construction by allowing the same code to create varied, complex representations.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</text:list-item>
                  <text:list-item>
                    <text:p><text:span text:style-name="T7">Encapsulation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Encapsulation: </text:p>
              <text:p text:style-name="P3"/>
              <text:p text:style-name="P3">Centralizes construction logic, minimizing changes in client code and reducing code duplication in C++</text:p>
              <text:p text:style-name="P3"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W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S Strengths</text:span></text:p>
                <text:p><text:span text:style-name="T7"/></text:p>
                <text:list>
                  <text:list-item>
                    <text:p><text:span text:style-name="T7">Flexibility</text:span></text:p>
                  </text:list-item>
                  <text:list-item>
                    <text:p><text:span text:style-name="T7">Encapsulation</text:span></text:p>
                  </text:list-item>
                  <text:list-item>
                    <text:p><text:span text:style-name="T7">Readability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eadability: </text:p>
              <text:p text:style-name="P3"/>
              <text:p text:style-name="P3">Improves code readability by breaking down object creation into manageable, sequential steps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/>W </text:p>
              <text:p text:style-name="P3"/>
              <text:p text:style-name="P3">Weakness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Complexity: </text:p>
              <text:p text:style-name="P3"/>
              <text:p text:style-name="P3">Introduces additional classes and methods, increasing system complexity and potential maintenance overhead.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</text:list-item>
                  <text:list-item>
                    <text:p><text:span text:style-name="T7">Overhead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Overhead</text:p>
              <text:p text:style-name="P3"/>
              <text:p text:style-name="P3"><text:s/>Requires extra effort to design and implement for simple or straightforward objects in C++. 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</text:span><text:span text:style-name="T5">W</text:span><text:span text:style-name="T1">.O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W Weaknesses</text:span></text:p>
                <text:p><text:span text:style-name="T7"/></text:p>
                <text:list>
                  <text:list-item>
                    <text:p><text:span text:style-name="T7">Complexity</text:span></text:p>
                  </text:list-item>
                  <text:list-item>
                    <text:p><text:span text:style-name="T7">Overhead</text:span></text:p>
                  </text:list-item>
                  <text:list-item>
                    <text:p><text:span text:style-name="T7">Dependencies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Dependencies: </text:p>
              <text:p text:style-name="P3"/>
              <text:p text:style-name="P3">Builder depends heavily on the Director class, making refactoring more challenging in large systems.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O </text:p>
              <text:p text:style-name="P3">Opportunities 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eusable Code: </text:p>
              <text:p text:style-name="P3"/>
              <text:p text:style-name="P3">Promotes reusable and scalable code patterns, essential for large projects using C++ development. 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</text:list-item>
                  <text:list-item>
                    <text:p><text:span text:style-name="T7">Adaptability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Adaptability: </text:p>
              <text:p text:style-name="P3"/>
              <text:p text:style-name="P3">Easily integrates with new object requirements, reducing rework when business needs evolve. </text:p>
            </draw:text-box>
          </draw:frame>
        </presentation:notes>
      </draw:page>
      <draw:page draw:name="page13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</text:span><text:span text:style-name="T5">O</text:span><text:span text:style-name="T1">.T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 Opportunities</text:span></text:p>
                <text:p><text:span text:style-name="T7"/></text:p>
                <text:list>
                  <text:list-item>
                    <text:p><text:span text:style-name="T7">Reusable Code</text:span></text:p>
                  </text:list-item>
                  <text:list-item>
                    <text:p><text:span text:style-name="T7">Adaptability</text:span></text:p>
                  </text:list-item>
                  <text:list-item>
                    <text:p><text:span text:style-name="T7">Industry Adoption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Industry Adoption:</text:p>
              <text:p text:style-name="P3"/>
              <text:p text:style-name="P3"><text:s/>Aligned with best practices, it prepares students for real-world software design in C++.</text:p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T </text:p>
              <text:p text:style-name="P3">Threats</text:p>
            </draw:text-box>
          </draw:frame>
        </presentation:notes>
      </draw:page>
      <draw:page draw:name="page15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Misuse Risk: </text:p>
              <text:p text:style-name="P3"/>
              <text:p text:style-name="P3">Overuse of the pattern in inappropriate scenarios can lead to unnecessary complexity in C++.</text:p>
            </draw:text-box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</text:list-item>
                  <text:list-item>
                    <text:p><text:span text:style-name="T7">Learning Curve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Learning Curve: </text:p>
              <text:p text:style-name="P3"/>
              <text:p text:style-name="P3">Requires understanding of OOP principles and patterns, posing challenges to junior developers.</text:p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1">S.W.O.</text:span><text:span text:style-name="T5">T</text:span><text:span text:style-name="T1">.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 Threats</text:span></text:p>
                <text:p><text:span text:style-name="T7"/></text:p>
                <text:list>
                  <text:list-item>
                    <text:p><text:span text:style-name="T7">Misuse Risk</text:span></text:p>
                  </text:list-item>
                  <text:list-item>
                    <text:p><text:span text:style-name="T7">Learning Curve</text:span></text:p>
                  </text:list-item>
                  <text:list-item>
                    <text:p><text:span text:style-name="T7">Runtime Cost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Runtime Cost: </text:p>
              <text:p text:style-name="P3"/>
              <text:p text:style-name="P3">May introduce runtime overhead if improperly optimized for performance-critical applications in C++.</text:p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" draw:layer="layout" svg:width="25.199cm" svg:height="3.151cm" svg:x="1.4cm" svg:y="0.367cm" presentation:class="title" presentation:user-transformed="true">
          <draw:text-box>
            <text:p text:style-name="P1"><text:span text:style-name="T5">S</text:span><text:span text:style-name="T1">.</text:span><text:span text:style-name="T5">W.O.T.</text:span><text:span text:style-name="T1"> </text:span><text:span text:style-name="T2">Analysis of the Builder Design Pattern in C++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8">S: Strengths</text:span></text:p>
              </text:list-item>
              <text:list-item>
                <text:p text:style-name="P7"><text:span text:style-name="T8">W: Weaknesses</text:span></text:p>
              </text:list-item>
              <text:list-item>
                <text:p text:style-name="P7"><text:span text:style-name="T8">O: Opportunities</text:span></text:p>
              </text:list-item>
              <text:list-item>
                <text:p text:style-name="P7"><text:span text:style-name="T8">T: Threat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 text:style-name="P8"><text:span text:style-name="T9">This analysis highlights both practical and educational aspects of the Builder pattern in C++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0T11:35:09.093556576</dc:date>
    <meta:editing-duration>PT7H45M44S</meta:editing-duration>
    <meta:editing-cycles>28</meta:editing-cycles>
    <meta:document-statistic meta:object-count="92"/>
  </office:meta>
</office:document-meta>
</file>